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icroseconds</text:p>
          </table:table-cell>
          <table:table-cell table:number-columns-repeated="6"/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Hermitux-light</text:p>
          </table:table-cell>
          <table:table-cell office:value-type="string" calcext:value-type="string">
            <text:p>Vanilla HC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Hermitux-light</text:p>
          </table:table-cell>
          <table:table-cell office:value-type="string" calcext:value-type="string">
            <text:p>VanillaHC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36015" calcext:value-type="float">
            <text:p>36015</text:p>
          </table:table-cell>
          <table:table-cell office:value-type="float" office:value="89883" calcext:value-type="float">
            <text:p>89883</text:p>
          </table:table-cell>
          <table:table-cell office:value-type="float" office:value="34680" calcext:value-type="float">
            <text:p>34680</text:p>
          </table:table-cell>
          <table:table-cell office:value-type="float" office:value="1455940" calcext:value-type="float">
            <text:p>1455940</text:p>
          </table:table-cell>
          <table:table-cell office:value-type="float" office:value="605901" calcext:value-type="float">
            <text:p>605901</text:p>
          </table:table-cell>
          <table:table-cell/>
          <table:table-cell table:formula="of:=[.C5]/1000000" office:value-type="float" office:value="0.000314" calcext:value-type="float">
            <text:p>0.000314</text:p>
          </table:table-cell>
          <table:table-cell table:formula="of:=[.D5]/1000000" office:value-type="float" office:value="0.036015" calcext:value-type="float">
            <text:p>0.036015</text:p>
          </table:table-cell>
          <table:table-cell table:formula="of:=[.E5]/1000000" office:value-type="float" office:value="0.089883" calcext:value-type="float">
            <text:p>0.089883</text:p>
          </table:table-cell>
          <table:table-cell table:formula="of:=[.F5]/1000000" office:value-type="float" office:value="0.03468" calcext:value-type="float">
            <text:p>0.03468</text:p>
          </table:table-cell>
          <table:table-cell table:formula="of:=[.G5]/1000000" office:value-type="float" office:value="1.45594" calcext:value-type="float">
            <text:p>1.45594</text:p>
          </table:table-cell>
          <table:table-cell table:formula="of:=[.H5]/1000000" office:value-type="float" office:value="0.605901" calcext:value-type="float">
            <text:p>0.605901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4609" calcext:value-type="float">
            <text:p>34609</text:p>
          </table:table-cell>
          <table:table-cell office:value-type="float" office:value="68732" calcext:value-type="float">
            <text:p>68732</text:p>
          </table:table-cell>
          <table:table-cell office:value-type="float" office:value="33471" calcext:value-type="float">
            <text:p>33471</text:p>
          </table:table-cell>
          <table:table-cell office:value-type="float" office:value="1438497" calcext:value-type="float">
            <text:p>1438497</text:p>
          </table:table-cell>
          <table:table-cell office:value-type="float" office:value="597807" calcext:value-type="float">
            <text:p>597807</text:p>
          </table:table-cell>
          <table:table-cell/>
          <table:table-cell table:formula="of:=[.C6]/1000000" office:value-type="float" office:value="0.000279" calcext:value-type="float">
            <text:p>0.000279</text:p>
          </table:table-cell>
          <table:table-cell table:formula="of:=[.D6]/1000000" office:value-type="float" office:value="0.034609" calcext:value-type="float">
            <text:p>0.034609</text:p>
          </table:table-cell>
          <table:table-cell table:formula="of:=[.E6]/1000000" office:value-type="float" office:value="0.068732" calcext:value-type="float">
            <text:p>0.068732</text:p>
          </table:table-cell>
          <table:table-cell table:formula="of:=[.F6]/1000000" office:value-type="float" office:value="0.033471" calcext:value-type="float">
            <text:p>0.033471</text:p>
          </table:table-cell>
          <table:table-cell table:formula="of:=[.G6]/1000000" office:value-type="float" office:value="1.438497" calcext:value-type="float">
            <text:p>1.438497</text:p>
          </table:table-cell>
          <table:table-cell table:formula="of:=[.H6]/1000000" office:value-type="float" office:value="0.597807" calcext:value-type="float">
            <text:p>0.597807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4128" calcext:value-type="float">
            <text:p>34128</text:p>
          </table:table-cell>
          <table:table-cell office:value-type="float" office:value="57268" calcext:value-type="float">
            <text:p>57268</text:p>
          </table:table-cell>
          <table:table-cell office:value-type="float" office:value="33486" calcext:value-type="float">
            <text:p>33486</text:p>
          </table:table-cell>
          <table:table-cell office:value-type="float" office:value="1494757" calcext:value-type="float">
            <text:p>1494757</text:p>
          </table:table-cell>
          <table:table-cell office:value-type="float" office:value="591316" calcext:value-type="float">
            <text:p>591316</text:p>
          </table:table-cell>
          <table:table-cell/>
          <table:table-cell table:formula="of:=[.C7]/1000000" office:value-type="float" office:value="0.00027" calcext:value-type="float">
            <text:p>0.00027</text:p>
          </table:table-cell>
          <table:table-cell table:formula="of:=[.D7]/1000000" office:value-type="float" office:value="0.034128" calcext:value-type="float">
            <text:p>0.034128</text:p>
          </table:table-cell>
          <table:table-cell table:formula="of:=[.E7]/1000000" office:value-type="float" office:value="0.057268" calcext:value-type="float">
            <text:p>0.057268</text:p>
          </table:table-cell>
          <table:table-cell table:formula="of:=[.F7]/1000000" office:value-type="float" office:value="0.033486" calcext:value-type="float">
            <text:p>0.033486</text:p>
          </table:table-cell>
          <table:table-cell table:formula="of:=[.G7]/1000000" office:value-type="float" office:value="1.494757" calcext:value-type="float">
            <text:p>1.494757</text:p>
          </table:table-cell>
          <table:table-cell table:formula="of:=[.H7]/1000000" office:value-type="float" office:value="0.591316" calcext:value-type="float">
            <text:p>0.591316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3777" calcext:value-type="float">
            <text:p>33777</text:p>
          </table:table-cell>
          <table:table-cell office:value-type="float" office:value="76880" calcext:value-type="float">
            <text:p>76880</text:p>
          </table:table-cell>
          <table:table-cell office:value-type="float" office:value="33189" calcext:value-type="float">
            <text:p>33189</text:p>
          </table:table-cell>
          <table:table-cell office:value-type="float" office:value="1494487" calcext:value-type="float">
            <text:p>1494487</text:p>
          </table:table-cell>
          <table:table-cell office:value-type="float" office:value="607346" calcext:value-type="float">
            <text:p>607346</text:p>
          </table:table-cell>
          <table:table-cell/>
          <table:table-cell table:formula="of:=[.C8]/1000000" office:value-type="float" office:value="0.000268" calcext:value-type="float">
            <text:p>0.000268</text:p>
          </table:table-cell>
          <table:table-cell table:formula="of:=[.D8]/1000000" office:value-type="float" office:value="0.033777" calcext:value-type="float">
            <text:p>0.033777</text:p>
          </table:table-cell>
          <table:table-cell table:formula="of:=[.E8]/1000000" office:value-type="float" office:value="0.07688" calcext:value-type="float">
            <text:p>0.07688</text:p>
          </table:table-cell>
          <table:table-cell table:formula="of:=[.F8]/1000000" office:value-type="float" office:value="0.033189" calcext:value-type="float">
            <text:p>0.033189</text:p>
          </table:table-cell>
          <table:table-cell table:formula="of:=[.G8]/1000000" office:value-type="float" office:value="1.494487" calcext:value-type="float">
            <text:p>1.494487</text:p>
          </table:table-cell>
          <table:table-cell table:formula="of:=[.H8]/1000000" office:value-type="float" office:value="0.607346" calcext:value-type="float">
            <text:p>0.60734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3633" calcext:value-type="float">
            <text:p>33633</text:p>
          </table:table-cell>
          <table:table-cell office:value-type="float" office:value="62396" calcext:value-type="float">
            <text:p>62396</text:p>
          </table:table-cell>
          <table:table-cell office:value-type="float" office:value="32645" calcext:value-type="float">
            <text:p>32645</text:p>
          </table:table-cell>
          <table:table-cell office:value-type="float" office:value="1413879" calcext:value-type="float">
            <text:p>1413879</text:p>
          </table:table-cell>
          <table:table-cell office:value-type="float" office:value="600272" calcext:value-type="float">
            <text:p>600272</text:p>
          </table:table-cell>
          <table:table-cell/>
          <table:table-cell table:formula="of:=[.C9]/1000000" office:value-type="float" office:value="0.00027" calcext:value-type="float">
            <text:p>0.00027</text:p>
          </table:table-cell>
          <table:table-cell table:formula="of:=[.D9]/1000000" office:value-type="float" office:value="0.033633" calcext:value-type="float">
            <text:p>0.033633</text:p>
          </table:table-cell>
          <table:table-cell table:formula="of:=[.E9]/1000000" office:value-type="float" office:value="0.062396" calcext:value-type="float">
            <text:p>0.062396</text:p>
          </table:table-cell>
          <table:table-cell table:formula="of:=[.F9]/1000000" office:value-type="float" office:value="0.032645" calcext:value-type="float">
            <text:p>0.032645</text:p>
          </table:table-cell>
          <table:table-cell table:formula="of:=[.G9]/1000000" office:value-type="float" office:value="1.413879" calcext:value-type="float">
            <text:p>1.413879</text:p>
          </table:table-cell>
          <table:table-cell table:formula="of:=[.H9]/1000000" office:value-type="float" office:value="0.600272" calcext:value-type="float">
            <text:p>0.600272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33446" calcext:value-type="float">
            <text:p>33446</text:p>
          </table:table-cell>
          <table:table-cell office:value-type="float" office:value="65467" calcext:value-type="float">
            <text:p>65467</text:p>
          </table:table-cell>
          <table:table-cell office:value-type="float" office:value="33642" calcext:value-type="float">
            <text:p>33642</text:p>
          </table:table-cell>
          <table:table-cell office:value-type="float" office:value="1409610" calcext:value-type="float">
            <text:p>1409610</text:p>
          </table:table-cell>
          <table:table-cell office:value-type="float" office:value="562017" calcext:value-type="float">
            <text:p>562017</text:p>
          </table:table-cell>
          <table:table-cell/>
          <table:table-cell table:formula="of:=[.C10]/1000000" office:value-type="float" office:value="0.000292" calcext:value-type="float">
            <text:p>0.000292</text:p>
          </table:table-cell>
          <table:table-cell table:formula="of:=[.D10]/1000000" office:value-type="float" office:value="0.033446" calcext:value-type="float">
            <text:p>0.033446</text:p>
          </table:table-cell>
          <table:table-cell table:formula="of:=[.E10]/1000000" office:value-type="float" office:value="0.065467" calcext:value-type="float">
            <text:p>0.065467</text:p>
          </table:table-cell>
          <table:table-cell table:formula="of:=[.F10]/1000000" office:value-type="float" office:value="0.033642" calcext:value-type="float">
            <text:p>0.033642</text:p>
          </table:table-cell>
          <table:table-cell table:formula="of:=[.G10]/1000000" office:value-type="float" office:value="1.40961" calcext:value-type="float">
            <text:p>1.40961</text:p>
          </table:table-cell>
          <table:table-cell table:formula="of:=[.H10]/1000000" office:value-type="float" office:value="0.562017" calcext:value-type="float">
            <text:p>0.562017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3504" calcext:value-type="float">
            <text:p>33504</text:p>
          </table:table-cell>
          <table:table-cell office:value-type="float" office:value="59868" calcext:value-type="float">
            <text:p>59868</text:p>
          </table:table-cell>
          <table:table-cell office:value-type="float" office:value="33288" calcext:value-type="float">
            <text:p>33288</text:p>
          </table:table-cell>
          <table:table-cell office:value-type="float" office:value="1439220" calcext:value-type="float">
            <text:p>1439220</text:p>
          </table:table-cell>
          <table:table-cell office:value-type="float" office:value="605471" calcext:value-type="float">
            <text:p>605471</text:p>
          </table:table-cell>
          <table:table-cell/>
          <table:table-cell table:formula="of:=[.C11]/1000000" office:value-type="float" office:value="0.000247" calcext:value-type="float">
            <text:p>0.000247</text:p>
          </table:table-cell>
          <table:table-cell table:formula="of:=[.D11]/1000000" office:value-type="float" office:value="0.033504" calcext:value-type="float">
            <text:p>0.033504</text:p>
          </table:table-cell>
          <table:table-cell table:formula="of:=[.E11]/1000000" office:value-type="float" office:value="0.059868" calcext:value-type="float">
            <text:p>0.059868</text:p>
          </table:table-cell>
          <table:table-cell table:formula="of:=[.F11]/1000000" office:value-type="float" office:value="0.033288" calcext:value-type="float">
            <text:p>0.033288</text:p>
          </table:table-cell>
          <table:table-cell table:formula="of:=[.G11]/1000000" office:value-type="float" office:value="1.43922" calcext:value-type="float">
            <text:p>1.43922</text:p>
          </table:table-cell>
          <table:table-cell table:formula="of:=[.H11]/1000000" office:value-type="float" office:value="0.605471" calcext:value-type="float">
            <text:p>0.605471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32729" calcext:value-type="float">
            <text:p>32729</text:p>
          </table:table-cell>
          <table:table-cell office:value-type="float" office:value="55210" calcext:value-type="float">
            <text:p>55210</text:p>
          </table:table-cell>
          <table:table-cell office:value-type="float" office:value="32367" calcext:value-type="float">
            <text:p>32367</text:p>
          </table:table-cell>
          <table:table-cell office:value-type="float" office:value="1385553" calcext:value-type="float">
            <text:p>1385553</text:p>
          </table:table-cell>
          <table:table-cell office:value-type="float" office:value="607957" calcext:value-type="float">
            <text:p>607957</text:p>
          </table:table-cell>
          <table:table-cell/>
          <table:table-cell table:formula="of:=[.C12]/1000000" office:value-type="float" office:value="0.000231" calcext:value-type="float">
            <text:p>0.000231</text:p>
          </table:table-cell>
          <table:table-cell table:formula="of:=[.D12]/1000000" office:value-type="float" office:value="0.032729" calcext:value-type="float">
            <text:p>0.032729</text:p>
          </table:table-cell>
          <table:table-cell table:formula="of:=[.E12]/1000000" office:value-type="float" office:value="0.05521" calcext:value-type="float">
            <text:p>0.05521</text:p>
          </table:table-cell>
          <table:table-cell table:formula="of:=[.F12]/1000000" office:value-type="float" office:value="0.032367" calcext:value-type="float">
            <text:p>0.032367</text:p>
          </table:table-cell>
          <table:table-cell table:formula="of:=[.G12]/1000000" office:value-type="float" office:value="1.385553" calcext:value-type="float">
            <text:p>1.385553</text:p>
          </table:table-cell>
          <table:table-cell table:formula="of:=[.H12]/1000000" office:value-type="float" office:value="0.607957" calcext:value-type="float">
            <text:p>0.607957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3394" calcext:value-type="float">
            <text:p>33394</text:p>
          </table:table-cell>
          <table:table-cell office:value-type="float" office:value="53404" calcext:value-type="float">
            <text:p>53404</text:p>
          </table:table-cell>
          <table:table-cell office:value-type="float" office:value="31876" calcext:value-type="float">
            <text:p>31876</text:p>
          </table:table-cell>
          <table:table-cell office:value-type="float" office:value="1459867" calcext:value-type="float">
            <text:p>1459867</text:p>
          </table:table-cell>
          <table:table-cell office:value-type="float" office:value="567978" calcext:value-type="float">
            <text:p>567978</text:p>
          </table:table-cell>
          <table:table-cell/>
          <table:table-cell table:formula="of:=[.C13]/1000000" office:value-type="float" office:value="0.000261" calcext:value-type="float">
            <text:p>0.000261</text:p>
          </table:table-cell>
          <table:table-cell table:formula="of:=[.D13]/1000000" office:value-type="float" office:value="0.033394" calcext:value-type="float">
            <text:p>0.033394</text:p>
          </table:table-cell>
          <table:table-cell table:formula="of:=[.E13]/1000000" office:value-type="float" office:value="0.053404" calcext:value-type="float">
            <text:p>0.053404</text:p>
          </table:table-cell>
          <table:table-cell table:formula="of:=[.F13]/1000000" office:value-type="float" office:value="0.031876" calcext:value-type="float">
            <text:p>0.031876</text:p>
          </table:table-cell>
          <table:table-cell table:formula="of:=[.G13]/1000000" office:value-type="float" office:value="1.459867" calcext:value-type="float">
            <text:p>1.459867</text:p>
          </table:table-cell>
          <table:table-cell table:formula="of:=[.H13]/1000000" office:value-type="float" office:value="0.567978" calcext:value-type="float">
            <text:p>0.567978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33353" calcext:value-type="float">
            <text:p>33353</text:p>
          </table:table-cell>
          <table:table-cell office:value-type="float" office:value="53073" calcext:value-type="float">
            <text:p>53073</text:p>
          </table:table-cell>
          <table:table-cell office:value-type="float" office:value="32283" calcext:value-type="float">
            <text:p>32283</text:p>
          </table:table-cell>
          <table:table-cell office:value-type="float" office:value="1466785" calcext:value-type="float">
            <text:p>1466785</text:p>
          </table:table-cell>
          <table:table-cell office:value-type="float" office:value="579737" calcext:value-type="float">
            <text:p>579737</text:p>
          </table:table-cell>
          <table:table-cell/>
          <table:table-cell table:formula="of:=[.C14]/1000000" office:value-type="float" office:value="0.000263" calcext:value-type="float">
            <text:p>0.000263</text:p>
          </table:table-cell>
          <table:table-cell table:formula="of:=[.D14]/1000000" office:value-type="float" office:value="0.033353" calcext:value-type="float">
            <text:p>0.033353</text:p>
          </table:table-cell>
          <table:table-cell table:formula="of:=[.E14]/1000000" office:value-type="float" office:value="0.053073" calcext:value-type="float">
            <text:p>0.053073</text:p>
          </table:table-cell>
          <table:table-cell table:formula="of:=[.F14]/1000000" office:value-type="float" office:value="0.032283" calcext:value-type="float">
            <text:p>0.032283</text:p>
          </table:table-cell>
          <table:table-cell table:formula="of:=[.G14]/1000000" office:value-type="float" office:value="1.466785" calcext:value-type="float">
            <text:p>1.466785</text:p>
          </table:table-cell>
          <table:table-cell table:formula="of:=[.H14]/1000000" office:value-type="float" office:value="0.579737" calcext:value-type="float">
            <text:p>0.5797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:.C14])" office:value-type="float" office:value="269.5" calcext:value-type="float">
            <text:p>269.5</text:p>
          </table:table-cell>
          <table:table-cell table:formula="of:=AVERAGE([.D5:.D14])" office:value-type="float" office:value="33858.8" calcext:value-type="float">
            <text:p>33858.8</text:p>
          </table:table-cell>
          <table:table-cell table:formula="of:=AVERAGE([.E5:.E14])" office:value-type="float" office:value="64218.1" calcext:value-type="float">
            <text:p>64218.1</text:p>
          </table:table-cell>
          <table:table-cell table:formula="of:=AVERAGE([.F5:.F14])" office:value-type="float" office:value="33092.7" calcext:value-type="float">
            <text:p>33092.7</text:p>
          </table:table-cell>
          <table:table-cell table:formula="of:=AVERAGE([.G5:.G14])" office:value-type="float" office:value="1445859.5" calcext:value-type="float">
            <text:p>1445859.5</text:p>
          </table:table-cell>
          <table:table-cell table:formula="of:=AVERAGE([.H5:.H14])" office:value-type="float" office:value="592580.2" calcext:value-type="float">
            <text:p>592580.2</text:p>
          </table:table-cell>
          <table:table-cell/>
          <table:table-cell table:formula="of:=[.C16]/1000000" office:value-type="float" office:value="0.0002695" calcext:value-type="float">
            <text:p>0.0002695</text:p>
          </table:table-cell>
          <table:table-cell table:formula="of:=[.D16]/1000000" office:value-type="float" office:value="0.0338588" calcext:value-type="float">
            <text:p>0.0338588</text:p>
          </table:table-cell>
          <table:table-cell table:formula="of:=[.E16]/1000000" office:value-type="float" office:value="0.0642181" calcext:value-type="float">
            <text:p>0.0642181</text:p>
          </table:table-cell>
          <table:table-cell table:formula="of:=[.F16]/1000000" office:value-type="float" office:value="0.0330927" calcext:value-type="float">
            <text:p>0.0330927</text:p>
          </table:table-cell>
          <table:table-cell table:formula="of:=[.G16]/1000000" office:value-type="float" office:value="1.4458595" calcext:value-type="float">
            <text:p>1.4458595</text:p>
          </table:table-cell>
          <table:table-cell table:formula="of:=[.H16]/1000000" office:value-type="float" office:value="0.5925802" calcext:value-type="float">
            <text:p>0.5925802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5:.C14])" office:value-type="float" office:value="22.8095983694974" calcext:value-type="float">
            <text:p>22.8095983694974</text:p>
          </table:table-cell>
          <table:table-cell table:formula="of:=STDEV([.D5:.D14])" office:value-type="float" office:value="905.952635504626" calcext:value-type="float">
            <text:p>905.952635504626</text:p>
          </table:table-cell>
          <table:table-cell table:formula="of:=STDEV([.E5:.E14])" office:value-type="float" office:value="11708.4823710562" calcext:value-type="float">
            <text:p>11708.4823710562</text:p>
          </table:table-cell>
          <table:table-cell table:formula="of:=STDEV([.F5:.F14])" office:value-type="float" office:value="818.502161810761" calcext:value-type="float">
            <text:p>818.502161810761</text:p>
          </table:table-cell>
          <table:table-cell table:formula="of:=STDEV([.G5:.G14])" office:value-type="float" office:value="35844.1755511888" calcext:value-type="float">
            <text:p>35844.1755511888</text:p>
          </table:table-cell>
          <table:table-cell table:formula="of:=STDEV([.H5:.H14])" office:value-type="float" office:value="16965.6447550795" calcext:value-type="float">
            <text:p>16965.6447550795</text:p>
          </table:table-cell>
          <table:table-cell/>
          <table:table-cell table:formula="of:=[.C17]/1000000" office:value-type="float" office:value="0.0000228095983694974" calcext:value-type="float">
            <text:p>2.28095983694974E-05</text:p>
          </table:table-cell>
          <table:table-cell table:formula="of:=[.D17]/1000000" office:value-type="float" office:value="0.000905952635504626" calcext:value-type="float">
            <text:p>0.000905952635505</text:p>
          </table:table-cell>
          <table:table-cell table:formula="of:=[.E17]/1000000" office:value-type="float" office:value="0.0117084823710562" calcext:value-type="float">
            <text:p>0.011708482371056</text:p>
          </table:table-cell>
          <table:table-cell table:formula="of:=[.F17]/1000000" office:value-type="float" office:value="0.000818502161810761" calcext:value-type="float">
            <text:p>0.000818502161811</text:p>
          </table:table-cell>
          <table:table-cell table:formula="of:=[.G17]/1000000" office:value-type="float" office:value="0.0358441755511888" calcext:value-type="float">
            <text:p>0.035844175551189</text:p>
          </table:table-cell>
          <table:table-cell table:formula="of:=[.H17]/1000000" office:value-type="float" office:value="0.0169656447550795" calcext:value-type="float">
            <text:p>0.0169656447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8:50:40.272039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07:52.937176797</meta:creation-date>
    <meta:generator>LibreOffice/5.2.7.2$Linux_X86_64 LibreOffice_project/20m0$Build-2</meta:generator>
    <dc:date>2017-11-23T19:47:26.269578044</dc:date>
    <meta:editing-duration>PT1H24M29S</meta:editing-duration>
    <meta:editing-cycles>18</meta:editing-cycles>
    <meta:document-statistic meta:table-count="1" meta:cell-count="160" meta:object-count="0"/>
  </office:meta>
</office:document-meta>
</file>